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e6e6" officeooo:paragraph-rsid="0010e6e6"/>
    </style:style>
    <style:style style:name="P2" style:family="paragraph" style:parent-style-name="Standard">
      <style:text-properties fo:font-weight="bold" officeooo:rsid="0010e6e6" officeooo:paragraph-rsid="0010e6e6" style:font-weight-asian="bold" style:font-weight-complex="bold"/>
    </style:style>
    <style:style style:name="P3" style:family="paragraph" style:parent-style-name="Standard">
      <style:text-properties fo:font-weight="bold" officeooo:rsid="001230e3" officeooo:paragraph-rsid="001230e3" style:font-weight-asian="bold" style:font-weight-complex="bold"/>
    </style:style>
    <style:style style:name="P4" style:family="paragraph" style:parent-style-name="Standard">
      <style:text-properties fo:font-weight="bold" officeooo:rsid="0012b867" officeooo:paragraph-rsid="0012b867" style:font-weight-asian="bold" style:font-weight-complex="bold"/>
    </style:style>
    <style:style style:name="P5" style:family="paragraph" style:parent-style-name="Standard">
      <style:text-properties fo:font-weight="normal" officeooo:rsid="0010e6e6" officeooo:paragraph-rsid="0010e6e6" style:font-weight-asian="normal" style:font-weight-complex="normal"/>
    </style:style>
    <style:style style:name="P6" style:family="paragraph" style:parent-style-name="Standard">
      <style:text-properties fo:font-weight="normal" officeooo:rsid="001230e3" officeooo:paragraph-rsid="001230e3" style:font-weight-asian="normal" style:font-weight-complex="normal"/>
    </style:style>
    <style:style style:name="P7" style:family="paragraph" style:parent-style-name="Standard">
      <style:text-properties fo:font-weight="normal" officeooo:rsid="0012b867" officeooo:paragraph-rsid="0012b867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0e6e6" officeooo:paragraph-rsid="0010e6e6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10e6e6" officeooo:paragraph-rsid="0010e6e6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10e6e6" officeooo:paragraph-rsid="0010e6e6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1116c0" officeooo:paragraph-rsid="001116c0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1116c0" officeooo:paragraph-rsid="001230e3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1230e3" officeooo:paragraph-rsid="001230e3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12b867" officeooo:paragraph-rsid="0012b867" style:font-weight-asian="normal" style:font-weight-complex="normal"/>
    </style:style>
    <style:style style:name="P15" style:family="paragraph" style:parent-style-name="Standard">
      <style:text-properties fo:font-weight="normal" officeooo:rsid="0012b867" officeooo:paragraph-rsid="0012b867" style:font-weight-asian="normal" style:font-weight-complex="normal"/>
    </style:style>
    <style:style style:name="P16" style:family="paragraph" style:parent-style-name="Standard" style:list-style-name="L6">
      <style:text-properties fo:font-weight="normal" officeooo:rsid="0012b867" officeooo:paragraph-rsid="0012b867" style:font-weight-asian="normal" style:font-weight-complex="normal"/>
    </style:style>
    <style:style style:name="P17" style:family="paragraph" style:parent-style-name="Standard" style:list-style-name="L7">
      <style:text-properties fo:font-weight="normal" officeooo:rsid="0012b867" officeooo:paragraph-rsid="0012b867" style:font-weight-asian="normal" style:font-weight-complex="normal"/>
    </style:style>
    <style:style style:name="P18" style:family="paragraph" style:parent-style-name="Standard" style:list-style-name="L8">
      <style:text-properties fo:font-weight="normal" officeooo:rsid="0012b867" officeooo:paragraph-rsid="0012b867" style:font-weight-asian="normal" style:font-weight-complex="normal"/>
    </style:style>
    <style:style style:name="P19" style:family="paragraph" style:parent-style-name="Standard" style:list-style-name="L9">
      <style:text-properties fo:font-weight="normal" officeooo:rsid="0012b867" officeooo:paragraph-rsid="0012b867" style:font-weight-asian="normal" style:font-weight-complex="normal"/>
    </style:style>
    <style:style style:name="P20" style:family="paragraph" style:parent-style-name="Standard" style:list-style-name="L9">
      <style:text-properties fo:font-weight="normal" officeooo:rsid="00151052" officeooo:paragraph-rsid="00151052" style:font-weight-asian="normal" style:font-weight-complex="normal"/>
    </style:style>
    <style:style style:name="P21" style:family="paragraph" style:parent-style-name="Standard" style:list-style-name="L9">
      <style:text-properties fo:font-weight="normal" officeooo:rsid="0013a118" officeooo:paragraph-rsid="0013a11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2b867"/>
    </style:style>
    <style:style style:name="T3" style:family="text">
      <style:text-properties officeooo:rsid="0013a118"/>
    </style:style>
    <style:style style:name="T4" style:family="text">
      <style:text-properties officeooo:rsid="0016db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ste momento a tool e composta por diversos modulos:</text:p>
      <text:p text:style-name="P1">- Base</text:p>
      <text:p text:style-name="P1">- Object manager</text:p>
      <text:p text:style-name="P1">- Event Manager</text:p>
      <text:p text:style-name="P1">- Eventos</text:p>
      <text:p text:style-name="P1">- Environments Stack Manager</text:p>
      <text:p text:style-name="P1">- Json helpers</text:p>
      <text:p text:style-name="P1"/>
      <text:p text:style-name="P2">Base (base.h &amp; base_defn.h)</text:p>
      <text:p text:style-name="P5">- No ficheiro base estao os metodos que servem como ponto de entrada a todo o environment que e’ a ferramenta ABD.</text:p>
      <text:p text:style-name="P5">- Assim sendo o foco deste ficheiro e’:</text:p>
      <text:list xml:id="list4160144963" text:style-name="L1">
        <text:list-item>
          <text:p text:style-name="P8">Ter metodos que o utilizador pode interagir directamente do R </text:p>
        </text:list-item>
        <text:list-item>
          <text:p text:style-name="P8">Metodos que os mecanismos do R (que foram modificados) usam para indicar modificacoes quer em objectos, quer em contexto de execucao.</text:p>
        </text:list-item>
      </text:list>
      <text:p text:style-name="P2"/>
      <text:p text:style-name="P2">Object manager</text:p>
      <text:p text:style-name="P5">- Este Ficheiro tem como proposito:</text:p>
      <text:list xml:id="list4129171394" text:style-name="L2">
        <text:list-item>
          <text:p text:style-name="P9">Manter registos para objectos utilizados no programa contendo assim dois registos (cmnObjReg e cfObjReg) formando listas duplamente ligadas (DLL’s) do tipo ABD_OBJECT.</text:p>
          <text:p text:style-name="P9"/>
        </text:list-item>
        <text:list-item>
          <text:p text:style-name="P9">cmnObjReg – guarda em memoria informacoes referentes a objectos manipulados que não sejam CLOSEXP (closures, por outras palavras, funcoes). Como o nome indica, common object registry, guarda objectos de tipos de dados comuns.</text:p>
          <text:list>
            <text:list-item>
              <text:p text:style-name="P9">Exemplo:</text:p>
              <text:list>
                <text:list-item>
                  <text:p text:style-name="P9">a ← 10</text:p>
                </text:list-item>
                <text:list-item>
                  <text:p text:style-name="P9">o object a seria um elemento da DLL cmnRegistry</text:p>
                  <text:p text:style-name="P9"/>
                </text:list-item>
              </text:list>
            </text:list-item>
          </text:list>
        </text:list-item>
        <text:list-item>
          <text:p text:style-name="P9">cfObjReg – guarda informacao relativamente a objectos que contenham funcoes guardadas.</text:p>
          <text:list>
            <text:list-item>
              <text:p text:style-name="P9">Exemplo: </text:p>
              <text:list>
                <text:list-item>
                  <text:p text:style-name="P9">f1 ← function() { print(“123”)}</text:p>
                </text:list-item>
                <text:list-item>
                  <text:p text:style-name="P9">f1() //chamada</text:p>
                </text:list-item>
                <text:list-item>
                  <text:p text:style-name="P9">f1 seria guardado na DLL cfObjReg</text:p>
                </text:list-item>
              </text:list>
            </text:list-item>
          </text:list>
        </text:list-item>
      </text:list>
      <text:p text:style-name="P5"/>
      <text:list xml:id="list843035327886" text:continue-numbering="true" text:style-name="L2">
        <text:list-item>
          <text:p text:style-name="P9">Caracteristica interessante:</text:p>
          <text:list>
            <text:list-item>
              <text:p text:style-name="P9">Sempre que um objecto e’ utilizado, ele e’ rankeado na lista ou seja:</text:p>
              <text:list>
                <text:list-item>
                  <text:p text:style-name="P9">Para cmnObjReg={a,b} </text:p>
                </text:list-item>
                <text:list-item>
                  <text:p text:style-name="P9">se b.createdTime &gt; a.createdTime (b creado depois)</text:p>
                </text:list-item>
                <text:list-item>
                  <text:p text:style-name="P9">e b.usages &gt; a.usages (b tem mais utilizacoes que a)</text:p>
                </text:list-item>
                <text:list-item>
                  <text:p text:style-name="P9">então cmnObjReg={b,a}</text:p>
                </text:list-item>
              </text:list>
            </text:list-item>
            <text:list-item>
              <text:p text:style-name="P9">Ou seja, objectos mais utilizados, serao mais rapidamente encontrados diminuindo, então, o tempo de processamento necessario para os encontrar.</text:p>
            </text:list-item>
            <text:list-item>
              <text:p text:style-name="P9">Este procedimento acontece tanto no cmnObjReg como no cfObjReg</text:p>
            </text:list-item>
          </text:list>
        </text:list-item>
      </text:list>
      <text:p text:style-name="P5"/>
      <text:p text:style-name="P5">- ABD_OBJECT &amp; ABD_OBJECT_MOD</text:p>
      <text:list xml:id="list3861410421" text:style-name="L3">
        <text:list-item>
          <text:p text:style-name="P10">ABD_OBJECT </text:p>
          <text:list>
            <text:list-item>
              <text:p text:style-name="P10">descreve um objecto para uma identificacao atraves de dados básicos</text:p>
            </text:list-item>
            <text:list-item>
              <text:p text:style-name="P10">Contem 4 ponteiros</text:p>
              <text:list>
                <text:list-item>
                  <text:p text:style-name="P10">2 ponteiros do tipo ABD_OBJECT_MOD</text:p>
                  <text:list>
                    <text:list-item>
                      <text:p text:style-name="P10">1 aponta para a primeira modificacao</text:p>
                    </text:list-item>
                    <text:list-item>
                      <text:p text:style-name="P10">1 aponta para a ultima modificacao feita</text:p>
                    </text:list-item>
                  </text:list>
                </text:list-item>
                <text:list-item>
                  <text:p text:style-name="P11"><text:soft-page-break/>2 ponteiros para ABD_OBJECT </text:p>
                  <text:list>
                    <text:list-item>
                      <text:p text:style-name="P11">1 para o próximo objecto (OU NULL [cauda da lista])</text:p>
                    </text:list-item>
                    <text:list-item>
                      <text:p text:style-name="P11">1 para o objecto anterior (OU NULL [cabeca da lista]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ABD_OBJECT_MOD</text:p>
          <text:list>
            <text:list-item>
              <text:p text:style-name="P11">2 ponteiros para ABD_OBJECT_MOD</text:p>
              <text:list>
                <text:list-item>
                  <text:p text:style-name="P11">1 para a próxima modifcacao (OU NULL)</text:p>
                </text:list-item>
                <text:list-item>
                  <text:p text:style-name="P11">1 para a modificacao anterior (OU NULL)</text:p>
                </text:list-item>
              </text:list>
            </text:list-item>
            <text:list-item>
              <text:p text:style-name="P11">1 variável do tipo OBJ_STATE</text:p>
              <text:list>
                <text:list-item>
                  <text:p text:style-name="P11">pode assumir ADB_ALIVE ou ADB_DEAD</text:p>
                </text:list-item>
                <text:list-item>
                  <text:p text:style-name="P11">para assim determinar se foi uma modificacao de remocao do objecto atraves do metodo rm presente no R</text:p>
                </text:list-item>
              </text:list>
            </text:list-item>
            <text:list-item>
              <text:p text:style-name="P11">1 variável para guardar o novo valor</text:p>
              <text:list>
                <text:list-item>
                  <text:p text:style-name="P11">Ainda não determinado o seu estado final, de momento só um inteiro</text:p>
                </text:list-item>
              </text:list>
            </text:list-item>
            <text:list-item>
              <text:p text:style-name="P12">A lista de modificacoes e’ guardada em forma reversa (primeira modificacao aparecera como ultima) para que novas modificacoes sejam adicionadas de imediato a cabeca da lista removendo a necessidade de um ciclo for. </text:p>
            </text:list-item>
            <text:list-item>
              <text:p text:style-name="P12">(este approach poderia ser usado ao contrario, por ordem natural, apenas teria que se trocar a nomenclatura do ponteiro guardado na raiz do objecto [modListStart → modListTail] e usar esse ponteiro para novas alocacoes).</text:p>
            </text:list-item>
          </text:list>
        </text:list-item>
      </text:list>
      <text:p text:style-name="P3"/>
      <text:p text:style-name="P3">Event manager</text:p>
      <text:p text:style-name="P6">- O conceito do event manager e’ que este mantenha um registo de tudo o que aconteceu no programa. Assim sendo ira guardar uma list ligada (LL) sob a variável eventsReg do tipo de dados ABD_EVENT.</text:p>
      <text:p text:style-name="P6">- Guardara também um ponteiro para o final desta list (eventsRegTail) que servira para alocacao de novos eventos sem que seja necessario percorrer a lista.</text:p>
      <text:p text:style-name="P6">- Guardara ainda uma SEXP denominada de lastRetValue que sera explicada mais a frente.</text:p>
      <text:p text:style-name="P6"/>
      <text:p text:style-name="P6">- ABD_EVENT_TYPE &amp; ABD_EVENT </text:p>
      <text:list xml:id="list2779229681" text:style-name="L4">
        <text:list-item>
          <text:p text:style-name="P13">ABD_EVENT_TYPE</text:p>
          <text:list>
            <text:list-item>
              <text:p text:style-name="P13">e’ um enum que guarda todo o tipo de eventos que a ferramenta ira suportar</text:p>
            </text:list-item>
            <text:list-item>
              <text:p text:style-name="P13">De momento regista</text:p>
              <text:list>
                <text:list-item>
                  <text:p text:style-name="P13">MAIN_EVENT – base da execucao</text:p>
                </text:list-item>
                <text:list-item>
                  <text:p text:style-name="P13">FUNC_EVENT – chamada a uma funcao</text:p>
                </text:list-item>
                <text:list-item>
                  <text:p text:style-name="P13">RET_EVENT – retorno de uma funca</text:p>
                </text:list-item>
                <text:list-item>
                  <text:p text:style-name="P13">IF_EVENT – registara if statements (ainda não feito)</text:p>
                </text:list-item>
                <text:list-item>
                  <text:p text:style-name="P13">(etc..)</text:p>
                </text:list-item>
              </text:list>
            </text:list-item>
          </text:list>
        </text:list-item>
        <text:list-item>
          <text:p text:style-name="P13">ABD_EVENT</text:p>
          <text:list>
            <text:list-item>
              <text:p text:style-name="P13">1 variável (type) do tipo ABD_EVENT_TYPE</text:p>
            </text:list-item>
            <text:list-item>
              <text:p text:style-name="P13">1 union (data) que ira guardar um ponteiro para cada um dos possíveis tipos de event type (forma de alcançar polimorfismo em C).</text:p>
              <text:list>
                <text:list-item>
                  <text:p text:style-name="P13">Exemplo</text:p>
                  <text:list>
                    <text:list-item>
                      <text:p text:style-name="P13">union{</text:p>
                      <text:list>
                        <text:list-item>
                          <text:p text:style-name="P13">ABD_IF_EVENT * if_event;</text:p>
                        </text:list-item>
                        <text:list-item>
                          <text:p text:style-name="P13">ABD_FUNC_EVENT * func_event;</text:p>
                        </text:list-item>
                      </text:list>
                    </text:list-item>
                    <text:list-item>
                      <text:p text:style-name="P13">}data;</text:p>
                    </text:list-item>
                    <text:list-item>
                      <text:p text:style-name="P13">Assim, se a variável type indicar FUNC_EVENT, apenas o ponteiro func_event tera um endereco de memoria, estando os restantes a NULL.</text:p>
                    </text:list-item>
                  </text:list>
                </text:list-item>
              </text:list>
            </text:list-item>
            <text:list-item>
              <text:p text:style-name="P13">1 ponteiro (nextEvent) para o próximo evento de modo a manter a LL.</text:p>
            </text:list-item>
          </text:list>
        </text:list-item>
      </text:list>
      <text:p text:style-name="P6"/>
      <text:p text:style-name="P6">- <text:span text:style-name="T2">lastRetValue</text:span></text:p>
      <text:list xml:id="list1938111387" text:style-name="L5">
        <text:list-item>
          <text:p text:style-name="P14"><text:soft-page-break/>Esta variável ira guardar o valor retornado por R quando uma funcao termina a sua execuao. Visto o R trabalhar por partes, isto e, avalia e executa primeiro a funcao e só depois avalia e atribui o retorno a um objecto, uma expressao como a ← f1() torna-se impossivel de fazer em um único sitio <text:span text:style-name="T4">(funcao)</text:span>.</text:p>
        </text:list-item>
        <text:list-item>
          <text:p text:style-name="P14">Assim sendo, esta variável ira guardar o ultimo valor retornado por algum objecto do tipo CLOSEXP e, caso haja uma atribuicao em que lastRetValue == objNewValue, então podemos linkar esse objecto ao ret_event da funcao.</text:p>
        </text:list-item>
      </text:list>
      <text:p text:style-name="P7"/>
      <text:p text:style-name="P4">Eventos</text:p>
      <text:p text:style-name="P4">- <text:span text:style-name="T1">ficheiro que descreve e declara todos os tipos de eventos possíveis de serem registados na ferramenta.</text:span></text:p>
      <text:p text:style-name="P7">- especial atencao para o ABD_FUNC_EVENT</text:p>
      <text:list xml:id="list252505731" text:style-name="L6">
        <text:list-item>
          <text:p text:style-name="P16">1 ponteiro (objPtr) para um ABD_OBJECT</text:p>
          <text:list>
            <text:list-item>
              <text:p text:style-name="P16">indica que objecto despoletou aquele evento (ex: f1())</text:p>
            </text:list-item>
          </text:list>
        </text:list-item>
        <text:list-item>
          <text:p text:style-name="P16">1 ponteiro (args) para um ABD_ARGS</text:p>
          <text:list>
            <text:list-item>
              <text:p text:style-name="P16">ABD_ARGS</text:p>
              <text:list>
                <text:list-item>
                  <text:p text:style-name="P16">1 ponteiro (objPtr) para o objecto (ou NULL caso não esteja registado)</text:p>
                </text:list-item>
                <text:list-item>
                  <text:p text:style-name="P16">1 ponteiro (objValue) para o ABD_OBJECT_MOD</text:p>
                  <text:list>
                    <text:list-item>
                      <text:p text:style-name="P16">com o valor que o objecto tinha na altura</text:p>
                    </text:list-item>
                  </text:list>
                </text:list-item>
                <text:list-item>
                  <text:p text:style-name="P16">1 ponteiro (nextArg) para o próximo argumento</text:p>
                </text:list-item>
              </text:list>
            </text:list-item>
          </text:list>
        </text:list-item>
      </text:list>
      <text:p text:style-name="P7"/>
      <text:p text:style-name="P7">- ABD_RET_EVENT</text:p>
      <text:list xml:id="list896458059" text:style-name="L7">
        <text:list-item>
          <text:p text:style-name="P17">1 ponteiro (retValue) do tipo ABD_OBJECT_MOD</text:p>
          <text:list>
            <text:list-item>
              <text:p text:style-name="P17">Este ponteiro ira apontar para um ABD_OBJECT_MOD de um objecto ou sera simplesmente um ABD_OBJECT_MOD não atribuido a nenhum objecto (onde o valor de retorno não foi usado em nenhuma atribuicao)</text:p>
            </text:list-item>
          </text:list>
        </text:list-item>
      </text:list>
      <text:p text:style-name="P7"/>
      <text:p text:style-name="P5"/>
      <text:p text:style-name="P4">Environments Stack Manager</text:p>
      <text:p text:style-name="P7">- Devido ao comportamento do R (faz varias chamadas [aquando de uma chamada a funcao] que estavam a ser capturadas pela ferramenta e a gerar milhares de entradas lixo) foi necesario desenvolver uma simples stack do tipo ABD_ENV_STACK (sob a forma de uma lista ligada (LL)), denominada envStack, para guardar o environment actual.</text:p>
      <text:p text:style-name="P7"/>
      <text:p text:style-name="P7">- Esses mecanismos que R implementa, e que dificultavam a captura da informacao, são executados mas nunca usando um environment usado pelo utilizador, ou seja, nunca pertence ao GlobalEnvironment ou ao environment da CLOSEXP em execucao.</text:p>
      <text:p text:style-name="P7"/>
      <text:p text:style-name="P7">- ABD_ENV_STACK</text:p>
      <text:list xml:id="list2959695238" text:style-name="L8">
        <text:list-item>
          <text:p text:style-name="P18">1 objecto (rho) do tipo SEXP</text:p>
        </text:list-item>
        <text:list-item>
          <text:p text:style-name="P18">1 ponteiro (prev) para o elemento anterior da stack</text:p>
        </text:list-item>
      </text:list>
      <text:p text:style-name="P7"/>
      <text:p text:style-name="P7">- funcionamento</text:p>
      <text:list xml:id="list4283604437" text:style-name="L9">
        <text:list-item>
          <text:p text:style-name="P20">A stack contem sempre um elemento base (R_GlobalEnv)</text:p>
        </text:list-item>
        <text:list-item>
          <text:p text:style-name="P19">sempre que uma CLOSXP esteja para ser executada, um newRho (rho → environment) e’ criado e temos acesso ao mesmo antes da sua chamada para execucao</text:p>
        </text:list-item>
        <text:list-item>
          <text:p text:style-name="P19">antes da sua execucao o newRho e’ inserido na stack</text:p>
        </text:list-item>
        <text:list-item>
          <text:p text:style-name="P19">agora sempre que o R fizer chamadas para registar alteracoes num objecto (regVarChange()) ou para registar um<text:span text:style-name="T3">a chamada a funcao (regFunCall()), se o rho passado para esses metodos não for o que esta actualmente no topo da stack, essa chamada e’ ignorada.</text:span></text:p>
        </text:list-item>
        <text:list-item>
          <text:p text:style-name="P21">Assim, garante-se pleno funcionamento e registo das acoes feitas sobre objectos e funcoes.</text:p>
        </text:list-item>
        <text:list-item>
          <text:p text:style-name="P20">Sempre que uma funcao retorna, a entrada na stack e’ removida e limpa da memoria (free()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23:08:34.607514245</meta:creation-date>
    <meta:generator>LibreOffice/6.0.7.3$Linux_X86_64 LibreOffice_project/00m0$Build-3</meta:generator>
    <dc:date>2020-03-10T00:08:40.776943586</dc:date>
    <meta:editing-duration>PT20M20S</meta:editing-duration>
    <meta:editing-cycles>5</meta:editing-cycles>
    <meta:document-statistic meta:table-count="0" meta:image-count="0" meta:object-count="0" meta:page-count="3" meta:paragraph-count="108" meta:word-count="1159" meta:character-count="6747" meta:non-whitespace-character-count="5761"/>
  </office:meta>
</office:document-meta>
</file>